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Test3.testDefault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umTest3.testDefaul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Test3.test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ojo.setSex( Sex s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est3.Sex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.getS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est3.testWriterSerializer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umTest3.te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Test3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